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start" style:justify-single-word="false"/>
      <style:text-properties style:font-name="Arial"/>
    </style:style>
    <style:style style:name="P4" style:family="paragraph" style:parent-style-name="Text_20_body">
      <style:text-properties style:font-name="Arial"/>
    </style:style>
    <style:style style:name="P5" style:family="paragraph" style:parent-style-name="Text_20_body">
      <style:paragraph-properties fo:text-align="center" style:justify-single-word="false"/>
      <style:text-properties style:font-name="Arial" fo:font-size="14pt" style:font-size-asian="14pt" style:font-size-complex="14pt"/>
    </style:style>
    <style:style style:name="P6" style:family="paragraph" style:parent-style-name="Text_20_body">
      <style:paragraph-properties fo:text-align="center" style:justify-single-word="false"/>
      <style:text-properties style:font-name="Arial" fo:font-size="16pt" style:font-size-asian="16pt" style:font-size-complex="16pt"/>
    </style:style>
    <style:style style:name="P7" style:family="paragraph" style:parent-style-name="Text_20_body">
      <style:paragraph-properties fo:margin-left="1.27cm" fo:margin-right="0cm" fo:text-indent="-0.635cm" style:auto-text-indent="false"/>
      <style:text-properties style:font-name="Arial"/>
    </style:style>
    <style:style style:name="P8" style:family="paragraph" style:parent-style-name="Text_20_body">
      <style:paragraph-properties fo:margin-left="0cm" fo:margin-right="0cm" fo:text-indent="0cm" style:auto-text-indent="false"/>
      <style:text-properties style:font-name="Arial"/>
    </style:style>
    <style:style style:name="P9" style:family="paragraph" style:parent-style-name="Standard">
      <style:text-properties style:font-name="Arial"/>
    </style:style>
    <style:style style:name="P10" style:family="paragraph" style:parent-style-name="Standard">
      <style:paragraph-properties fo:text-align="center" style:justify-single-word="false"/>
      <style:text-properties style:font-name="Arial"/>
    </style:style>
    <style:style style:name="P11"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13"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14"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17" style:family="paragraph" style:parent-style-name="Standard">
      <style:paragraph-properties fo:text-align="start" style:justify-single-word="false"/>
      <style:text-properties style:font-name="Arial"/>
    </style:style>
    <style:style style:name="P18" style:family="paragraph" style:parent-style-name="Standard" style:list-style-name="L1">
      <style:paragraph-properties fo:text-align="start" style:justify-single-word="false"/>
      <style:text-properties style:font-name="Arial"/>
    </style:style>
    <style:style style:name="P19" style:family="paragraph" style:parent-style-name="Text_20_body">
      <style:text-properties style:font-name="Arial"/>
    </style:style>
    <style:style style:name="P20" style:family="paragraph" style:parent-style-name="Text_20_body">
      <style:paragraph-properties fo:text-align="center" style:justify-single-word="false"/>
      <style:text-properties style:font-name="Arial" fo:font-size="14pt" style:font-size-asian="14pt" style:font-size-complex="14pt"/>
    </style:style>
    <style:style style:name="P21" style:family="paragraph" style:parent-style-name="Text_20_body">
      <style:paragraph-properties fo:text-align="center" style:justify-single-word="false"/>
      <style:text-properties style:font-name="Arial"/>
    </style:style>
    <style:style style:name="T1" style:family="text">
      <style:text-properties fo:font-variant="normal" fo:text-transform="none"/>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tage Polyclinique 2013-06-03</text:p>
      <text:p text:style-name="P5">Introduction</text:p>
      <text:p text:style-name="P4"/>
      <text:p text:style-name="P4">État des lieu : voici divers screenshoot du site web de la polyclinique des alpes du sud avant mon arrivé :</text:p>
      <text:p text:style-name="P4"/>
      <text:p text:style-name="P4"><text:a xlink:type="simple" xlink:href="http://clinalpsud.fr/">-La page d'accueil:</text:a></text:p>
      <text:p text:style-name="P4"/>
      <text:p text:style-name="P4">Comme vous pouvez le voir l'architecture du site est simple, il n'y a pas d'élément superflu qui pourrait nuire au chargement de la page, toutefois nous pouvons déceler deux erreurs:</text:p>
      <text:p text:style-name="P7">-<text:span text:style-name="T1"> </text:span>la double présence du menu (en haut et à gauche de la page).</text:p>
      <text:p text:style-name="P7">-<text:span text:style-name="T1"> </text:span>Un gadget de wordPress ("post" et "comment" en haut à droite).</text:p>
      <text:p text:style-name="P4"/>
      <text:p text:style-name="P4">Ces éléments ont été facilement modifiable et ont fait l'objet de mes premières modifications.</text:p>
      <text:p text:style-name="P4"/>
      <text:p text:style-name="P4"><text:a xlink:type="simple" xlink:href="http://clinalpsud.fr/about/nous-contacter/">-Nous contacter:</text:a></text:p>
      <text:p text:style-name="P4"/>
      <text:p text:style-name="P4">Un élément sur cette page n'a pas lieu d'être dans une page de contact : les mentions légales, pourquoi ont-elles été placé ici ? Même après avoir analyser le site je n'ai pas trouvé la réponse …</text:p>
      <text:p text:style-name="P4"/>
      <text:p text:style-name="P4"><text:a xlink:type="simple" xlink:href="http://clinalpsud.fr/comite-commissions/">-Comités &amp; commissions</text:a></text:p>
      <text:p text:style-name="P4"/>
      <text:p text:style-name="P4">Une page vide ? Pourquoi pas ?</text:p>
      <text:p text:style-name="P4"/>
      <text:p text:style-name="P8"><text:a xlink:type="simple" xlink:href="http://clinalpsud.fr/comite-commissions/infectiovigilance/anti-infectieux/">-hygiène préopératoire:</text:a></text:p>
      <text:p text:style-name="P4"/>
      <text:p text:style-name="P4">Une page complète est utilisée pour insérer une seule ligne, même si cela respecte une architecture logique elle n'en reste pas pratique pour autant.</text:p>
      <text:p text:style-name="P4"/>
      <text:p text:style-name="P4"/>
      <text:p text:style-name="P4">On peut donc remarquer que le site contient certaines erreurs à corriger et un aspect graphique peu attractif pour la clientèle.</text:p>
      <text:p text:style-name="P4"/>
      <text:p text:style-name="P5"/>
      <text:p text:style-name="P5"/>
      <text:p text:style-name="P5"/>
      <text:p text:style-name="P5"><text:soft-page-break/>Cahier des charges</text:p>
      <text:p text:style-name="P21"/>
      <text:p text:style-name="P4">Dans la mesure ou je n'avais pas de cahier des charges réel, j'ai effectuer des recherches pour analyser les besoins de l'entreprise afin de le remplir.</text:p>
      <text:p text:style-name="P4">Durant cette période de stage mon rôle principal est de restructurer et remodeler le site Internet pour qu'il soit mieux organisé et plus attractif.</text:p>
      <text:p text:style-name="P4">Mes taches secondaires sont assez vastes dans la mesure où je dois mettre en œuvre des applications web permettant de gérer certaines options sur le site permettant de modifier des informations au grès des utilisateurs connectés (gestion de base de données, actualisation de certaines page et modification de questionnaire intégré au site).</text:p>
      <text:p text:style-name="P1">Pour ce faire je vais devoir créer une base de donnée répondant aux besoins de l'entreprise et créer des applications qui seront simple d'utilisations et répondant précisément à leurs besoins.</text:p>
      <text:p text:style-name="P1">Aussi il faudrait que les adresse mail n'apparaisse plus directement sur le site internet afin d’éviter les robots spammeur, il faudra donc sois faire un formulaire d'envoi de mail, sois remplacer le lien par une image.</text:p>
      <text:p text:style-name="P2"/>
      <text:p text:style-name="P11">Charte graphique</text:p>
      <text:p text:style-name="P12"/>
      <text:p text:style-name="P14">N'ayant pas d'indication de la part de mes supérieurs sur la charte graphique j'ai décidé de rester dans la même gamme de couleur (bleu) en mettant une teinte moins agressive .</text:p>
      <text:p text:style-name="P14">Aussi il fallait modifier le menu présent en entête pour qu'il soit plus voyant <text:s/>et le raccorder au nouveaux style du site internet .</text:p>
      <text:p text:style-name="P14">Enfin il fallait ré uniformiser les polices d'écriture afin d'améliorer la lisibilité des pages web. </text:p>
      <text:p text:style-name="P14"/>
      <text:p text:style-name="P13">Compte rendu de mes activités :</text:p>
      <text:p text:style-name="P2"/>
      <text:p text:style-name="P2">Lundi 3 juin :</text:p>
      <text:p text:style-name="P2"/>
      <text:p text:style-name="P3">Après avoir fais un rapide tour de l'entreprise et avoir analyser les besoins de l'entreprise je me suis mis au travail en analysant les données qui m'étaient fourni ce jour même , ici un site internet statique sans accès au code même .</text:p>
      <text:p text:style-name="P3">J'ai donc installer un serveur d'évaluation me permettant de commencer à travailler en attendant de recevoir les droit d'accès .</text:p>
      <text:p text:style-name="P3">N'ayant pas eu accès au code j'ai récupérer les codes sources de chaque page et je les aient adapté en facilitant leurs lecture ( commentaires et inclusions des fichiers plutôt que de laisser tout en bloc).</text:p>
      <text:p text:style-name="P1"/>
      <text:p text:style-name="P2">Mardi 4 juin :</text:p>
      <text:p text:style-name="P2"/>
      <text:p text:style-name="P3">Aujourd'hui je n'ai toujours pas reçu l'accès aux codes des pages du site, j'ai donc continué mon travail de restructuration du site en analysant son arborescence et en prévoyant son amélioration .</text:p>
      <text:p text:style-name="P3">Afin de connaître les besoins de l'entreprise je me suis concerté avec mon tuteur sur les informations qui devrait être automatisées et celle qui pourrait être intéressant a avoir dans la base.</text:p>
      <text:p text:style-name="P3">Après avoir réalisé un schéma de base relationnel j'ai commencé à écrire le script permettant l'implantation de la base de données « BasePoly » <text:soft-page-break/>(Script_implementation_base,sql) et le script d'insertion de données (Script_implementation_donnee,sql).</text:p>
      <text:p text:style-name="P3"/>
      <text:p text:style-name="P2">Mercredi 5 juin :</text:p>
      <text:p text:style-name="P2"/>
      <text:p text:style-name="P3">Après une discussion avec mon tuteur et <text:s/>la qualiticienne de l'entreprise, on m'a demander d'imaginer un moyen de remplacer les questionnaires en format PDF téléchargeables sur le site par des questionnaires implantés sur le site internet qui enverraient les réponses par mail aux personnes responsables de ses mêmes questionnaires .</text:p>
      <text:p text:style-name="P3">Pour répondre à ces besoins j'ai donc décidé de mettre aux points un processus automatisé de création de formulaire grâce à ma base de données, ainsi chaque données du formulaires sont saisis automatiquement <text:s/>en changeant juste la variable « type » de chaque formulaire , Ce processus pourrait plus tard évoluer permettant l'ajout , la modification et la suppressions futurs de questionnaires.</text:p>
      <text:p text:style-name="P3"/>
      <text:p text:style-name="P2">Jeudi 6 juin</text:p>
      <text:p text:style-name="P2"/>
      <text:p text:style-name="P3">Après avoir testé mon processus de création j'ai remarqué que pour être plus proche de chacun des questionnaires actuel je devais implanté une petites partie de code spécifique à chaque questionnaires .</text:p>
      <text:p text:style-name="P3">Suite à la création des maquettes j’eus un entretien avec la qualiticienne responsable des questionnaires m'expliquant comment les patients validaient le questionnaires et un problème c'est donc posé , les patients remplissent les formulaires en format papier pendant leurs séjour et non a leurs sorti comme je l'avaient escompter .</text:p>
      <text:p text:style-name="P3">Afin de pallier à ce problème et après avoir cherché des solutions j'ai proposé à mon tuteur d'installer des bornes de saisie dans chaque service, libérant ainsi le travail des qualiticiennes et des personnels d’accueils qui jusque la rentraient les valeurs de chaque questionnaires à la main sur un site web nommé « kalitis ».</text:p>
      <text:p text:style-name="P3">Il m'a d'ailleurs conseillé d'en parler au responsable de l'entreprise quand je lui montrerait l'avancé de mes travaux .</text:p>
      <text:p text:style-name="P3"/>
      <text:p text:style-name="P2">Vendredi 7 juin</text:p>
      <text:p text:style-name="P2"/>
      <text:p text:style-name="P3">Réservant ma fin de semaine aux rapports et aux mise a jours de git hub je me suis donc mis au travail et j'ai commencé la rédaction de ce même document .</text:p>
      <text:p text:style-name="P3">Suite à ces mise à jour j'ai travaillé sur papier a une nouvelle structure du site réduisant le nombre de pages et en enlevant les incohérences. <text:s/></text:p>
      <text:p text:style-name="P3"/>
      <text:p text:style-name="P2">Lundi 10 juin</text:p>
      <text:p text:style-name="P2"/>
      <text:p text:style-name="P3">Suite a une erreurs de manipulation de la part de mon collègue travaillant sur le serveur , j'ai été réquisitionné pour aider à reconfigurer le serveur qui ne répondait plus .Après cela j'ai commencé a travailler sur l'aspect graphique du site grâce au css, cela m'a permis de centrer la div principal en la plaçant entre deux marges et de retravailler le menu pour lui donner un aspect plus « vivant ». </text:p>
      <text:p text:style-name="P3"/>
      <text:p text:style-name="P2">Mardi 11 juin</text:p>
      <text:p text:style-name="P2"/>
      <text:p text:style-name="P3">Après avoir analyser la fonction « mail() » de php je me suis attaqué a l'envoi des questionnaires par mail .</text:p>
      <text:p text:style-name="P3">Pour ce faire j'ai déjà codé l'implantation des réponses du questionnaire dans la base de données puis configuré le php.ini pour pouvoir envoyé des mails depuis le serveur mail de <text:soft-page-break/>la polyclinique . Après quelques tests j'ai commencé à coder le formulaire à afficher dans le mail avec les réponses déjà rentrées , je pense terminer mercredi .</text:p>
      <text:p text:style-name="P3"/>
      <text:p text:style-name="P2">Mercredi 12 juin</text:p>
      <text:p text:style-name="P2"/>
      <text:p text:style-name="P3">Le questionnaire de repas a été terminé, toutefois pour respecter un format imprimé optimisé j'ai du changer une partie du style css, je n'ai donc pu finir les trois questionnaires demandés pour ce jour .</text:p>
      <text:p text:style-name="P3"/>
      <text:p text:style-name="P2">Jeudi 13 juin</text:p>
      <text:p text:style-name="P2"/>
      <text:p text:style-name="P3">Les réponses des questionnaires sont bien envoyées par mail, toutefois un problème m’incommodait , le mail envoyé, selon la boite mail et selon l'imprimante n'était pas former de la même façon, j'ai donc du chercher une méthode pour transformer les réponses de mon formulaire en pdf à envoyé en pièce jointes .</text:p>
      <text:p text:style-name="P3"/>
      <text:p text:style-name="P2">Vendredi 14 juin</text:p>
      <text:p text:style-name="P2"/>
      <text:p text:style-name="P3">Ma recherche de réponse étant infructueuse , je me suis lancé dans la création des applications liées aux besoins de l'entreprise, pour ce faire j'ai donc implémenter un script permettant d'importé des fichiers du client vers le serveur,Dans la mesure ou il y a 3 applications et que chaque application est lié a une personne j'ai donc modifié ma base et je travaillait sur un système de connexion et de vérification d'identification.</text:p>
      <text:p text:style-name="P3"/>
      <text:p text:style-name="P3"/>
      <text:p text:style-name="P2">Lundi 17 juin</text:p>
      <text:p text:style-name="P2"/>
      <text:p text:style-name="P2">Après avoir terminé la gestion des identifications j'ai rajouter un script permettant d'envoyer un mail à la direction depuis les pages «  nous rejoindre » et «  nous contacter » contrôlé par une saisie de captcha, il y a 3 tests : vérifier que les champs sois tous rempli, vérifier que le captcha est le bon et enfin vérifier si l'adresse mail est «  valide ».</text:p>
      <text:p text:style-name="P2">Qui plus est j'ai travaillé sur l'aspect graphique du site pour le rendre plus agréable à regarder et donc plus attractif.</text:p>
      <text:p text:style-name="P2"/>
      <text:p text:style-name="P2">Mardi 18 juin</text:p>
      <text:p text:style-name="P2"/>
      <text:p text:style-name="P3">Codage de l'application lié au script d'importation de fichiers client/serveur.</text:p>
      <text:p text:style-name="P3">(voir notice d'utilisation),</text:p>
      <text:p text:style-name="P3"/>
      <text:p text:style-name="P2">Mercredi 19 juin</text:p>
      <text:p text:style-name="P2"/>
      <text:p text:style-name="P3">Implantation du site web sur le site , correction des erreurs en cours .</text:p>
      <text:p text:style-name="P3"/>
      <text:p text:style-name="P2">Jeudi 20 juin</text:p>
      <text:p text:style-name="P2"/>
      <text:p text:style-name="P3">Travail sur l'aspect graphique des questionnaires implanté sur le site ( couleur une ligne sur deux) et tentative de modifier le rendu imprimé des résultat ( échec =&gt; saut de page à chaque formulaire ou aucune modification visible)</text:p>
      <text:p text:style-name="P3">fonction utilisée :</text:p>
      <text:p text:style-name="P3">&lt;div page-break-before:always&gt; saut de page obligatoire après le formulaire.</text:p>
      <text:p text:style-name="P3">&lt;div page-break_inside:avoid&gt; Pas de modification visible.</text:p>
      <text:p text:style-name="P3">&lt;div page_break_before:avoid&gt;Pas de modification visible .</text:p>
      <text:p text:style-name="P3"><text:soft-page-break/></text:p>
      <text:p text:style-name="P2">Vendredi 21 juin</text:p>
      <text:p text:style-name="P2"/>
      <text:p text:style-name="P3">Implantation d'une petite application permettant de gérer l'affichage des formulaires sur le site web , ainsi la qualiticienne responsable de ses mêmes questionnaires pourra à son grès afficher ou ne pas afficher les questionnaires sur le site .( voir notice d'utilisation)</text:p>
      <text:p text:style-name="P3"/>
      <text:p text:style-name="P2">Lundi 24 juin </text:p>
      <text:p text:style-name="P2"/>
      <text:p text:style-name="P3">Création de la page permettant à l'administrateur du serveur ( Mr P.Lampson) de naviguer entre les applications .</text:p>
      <text:p text:style-name="P3">Travail sur une page permettant la gestion des Service,Chambre et Lit sur la demande du maître de stage.</text:p>
      <text:p text:style-name="P3"/>
      <text:p text:style-name="P2"/>
      <text:p text:style-name="P2">Mardi 25 juin</text:p>
      <text:p text:style-name="P2"/>
      <text:p text:style-name="P3">Présentation du site internet au PDG de l'entreprise (Mr Boyer), il en ressort une bonne impression mais il fallait que je remplisse certaines pages avec d'autre informations données par d'autre personnes , après entretiens avec ces mêmes personnes j'ai mis a jour le site et j'ai optimisé la barre du menu pour les résolutions d'écran basse .</text:p>
      <text:p text:style-name="P3"/>
      <text:p text:style-name="P2">Mercredi 26 juin</text:p>
      <text:p text:style-name="P2"/>
      <text:p text:style-name="P3">Rajout des titres sur chaque pages , modification des adresses mail pour les envoi d'informations ( questionnaires et formulaire de contact), analyse des devis d'investissement informatique (voir analyse-inv).</text:p>
      <text:p text:style-name="P3"/>
      <text:p text:style-name="P2">jeudi 27 juin</text:p>
      <text:p text:style-name="P2"/>
      <text:p text:style-name="P3">Congés </text:p>
      <text:p text:style-name="P3"/>
      <text:p text:style-name="P2">Vendredi 28 juin</text:p>
      <text:p text:style-name="P3">Rédaction des informations ici-bas ainsi que des notice d'utilisations des applications .</text:p>
      <text:p text:style-name="P3"/>
      <text:p text:style-name="P13">Compte-rendu des activité abrégé :</text:p>
      <text:p text:style-name="P3">-Restructuration du site : nouvelle arborescence plus compacte .</text:p>
      <text:p text:style-name="P3">-Remodelage du site : modification du css pour un meilleur rendu graphique.</text:p>
      <text:p text:style-name="P3">-Intégration d'un nouveau service : Les questionnaires de satisfaction sont disponibles directement depuis le site internet .</text:p>
      <text:p text:style-name="P3">-Création d'application :</text:p>
      <text:p text:style-name="P3">→ Gestion de la page « L'homme en mouvement »</text:p>
      <text:p text:style-name="P3">→ Gestion de l'affichage des questionnaires</text:p>
      <text:p text:style-name="P3">→ Gestion des tables Lit/Chambre/Service dans la base de donnée .</text:p>
      <text:list xml:id="list3312502253177255647" text:style-name="L1">
        <text:list-item>
          <text:p text:style-name="P18">Mise a jour des informations présente sur le site et créations de nouvelle pages ( C.L.A.N et C.R.U.Q.P.C)</text:p>
        </text:list-item>
      </text:list>
      <text:p text:style-name="P3"/>
      <text:p text:style-name="P13">Activités du référentiel complétées :</text:p>
      <text:p text:style-name="P13"/>
      <text:p text:style-name="P16">A 1.3.3 Accompagnement de la mise en place d'un nouveau service:<text:span text:style-name="T2"> </text:span></text:p>
      <text:p text:style-name="P16"><text:span text:style-name="T2">Les applications de gestion de page/Base de données ainsi que l'intégration des questionnaires en ligne n'était pas présent , il s'agit donc de nouveaux services.</text:span></text:p>
      <text:p text:style-name="P16"><text:soft-page-break/><text:span text:style-name="T2"/></text:p>
      <text:p text:style-name="P16">A 1.4.1 Participation à un projet:</text:p>
      <text:p text:style-name="P16"><text:span text:style-name="T2"><text:s/>Ma mission étant de remodeler et de restructurer le site web j'ai du établir un planning personnel <text:s/>( voir diagramme de gant de départ) afin de répondre à leurs besoins.A la fin de mon stage j'ai donc du prendre rendez-vous avec le Pdg de l'entreprise pour lui montrer l'avancement du site et donc rendre compte de mon activité.</text:span></text:p>
      <text:p text:style-name="P16"><text:span text:style-name="T2"/></text:p>
      <text:p text:style-name="P16">A 1.4.2 Évaluation des indicateurs de suivi d'un projet et justification des écarts :</text:p>
      <text:p text:style-name="P15">cf : </text:p>
      <text:p text:style-name="P15">-diagramme de gant de départ</text:p>
      <text:p text:style-name="P15">-diagramme de gant de fin.</text:p>
      <text:p text:style-name="P15">-explication des écarts,(en cours)</text:p>
      <text:p text:style-name="P15"/>
      <text:p text:style-name="P16">A 2.1.1 Accompagnement des utilisateurs dans la prise en main d'un service :</text:p>
      <text:p text:style-name="P15">cf :</text:p>
      <text:p text:style-name="P15">-Notice d'application.</text:p>
      <text:p text:style-name="P15"/>
      <text:p text:style-name="P16">A 5.1.1 Mise en place d'une gestion de configuration :</text:p>
      <text:p text:style-name="P15">Mise en place de php5 et de mysql sur le serveur web et paramétrage de Vim encoder de base les fichiers en utf-8.</text:p>
      <text:p text:style-name="P15"/>
      <text:p text:style-name="P16">A 5.1.2 Recueil d'informations sur une configuration et ses éléments :</text:p>
      <text:p text:style-name="P16"><text:span text:style-name="T2">mise a jour du fichier httpd.conf afin de lié apache2 au serveur SMTP mail1.9services.com</text:span></text:p>
      <text:p text:style-name="P16"><text:span text:style-name="T2">afin de permettre l'envoi de mail depuis le site .</text:span></text:p>
      <text:p text:style-name="P16"><text:span text:style-name="T2">Source :</text:span></text:p>
      <text:p text:style-name="P16"><text:span text:style-name="T2"/></text:p>
      <text:p text:style-name="P16">A 5.1.6 Évaluation d'un investissement informatique :</text:p>
      <text:p text:style-name="P16"><text:span text:style-name="T2">Voir le compte rendu d'analyse des coûts .</text:span></text:p>
      <text:p text:style-name="P16"><text:span text:style-name="T2"/></text:p>
      <text:p text:style-name="P16">A 5.2.1 Exploitation des référentiels,normes et standards adoptés par le prestataire informatique :</text:p>
      <text:p text:style-name="P16"><text:span text:style-name="T2">Relecture des mentions légales du site internet et configuration des applications/ questionnaires selon les articles présent dans les mentions ( respects des informations personnels , prise d'information personnels seulement pour l'envoi de mail ou la prise de contact avec la Polyclinique, ect …)</text:span></text:p>
      <text:p text:style-name="P16"><text:span text:style-name="T2"/></text:p>
      <text:p text:style-name="P16">A 5.2.2 Veille technologique :</text:p>
      <text:p text:style-name="P16"><text:span text:style-name="T2">recherche d'information et de morceau de code (voir liste des sources[en cours ])</text:span></text:p>
      <text:p text:style-name="P16"><text:span text:style-name="T2"/></text:p>
      <text:p text:style-name="P16">A 5.2.4 Étude d'une technologie,d'un composant, d'une technologie ou d'une méthode:</text:p>
      <text:p text:style-name="P16"><text:span text:style-name="T2">Prise d'information sur les bibliothèque « Xajax » ainsi que la création et l'utilisation de captch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7T10:44:54.39</meta:creation-date>
    <dc:date>2013-06-28T15:21:51.24</dc:date>
    <meta:editing-duration>PT11H21M48S</meta:editing-duration>
    <meta:editing-cycles>25</meta:editing-cycles>
    <meta:generator>OpenOffice.org/3.4.1$Win32 OpenOffice.org_project/341m1$Build-9593</meta:generator>
    <meta:document-statistic meta:table-count="0" meta:image-count="0" meta:object-count="0" meta:page-count="6" meta:paragraph-count="119" meta:word-count="2119" meta:character-count="12864"/>
  </office:meta>
</office:document-meta>
</file>